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" style:parent-style-name="Основнойшрифтабзаца" style:family="text">
      <style:text-properties fo:font-size="13pt" style:font-size-asian="13pt" style:font-size-complex="13pt"/>
    </style:style>
    <style:style style:name="P4" style:parent-style-name="Standard" style:family="paragraph">
      <style:paragraph-properties>
        <style:tab-stops>
          <style:tab-stop style:type="left" style:position="0.2395in"/>
        </style:tab-stops>
      </style:paragraph-properties>
    </style:style>
    <style:style style:name="T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6" style:parent-style-name="Основнойшрифтабзаца" style:family="text">
      <style:text-properties fo:font-size="13pt" style:font-size-asian="13pt" style:font-size-complex="13pt"/>
    </style:style>
    <style:style style:name="P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T1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11" style:parent-style-name="Основнойшрифтабзаца" style:family="text">
      <style:text-properties fo:font-size="13pt" style:font-size-asian="13pt" style:font-size-complex="13pt"/>
    </style:style>
    <style:style style:name="P1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3" style:parent-style-name="СтандартныйHTML" style:family="paragraph">
      <style:paragraph-properties fo:background-color="#1E1F22"/>
    </style:style>
    <style:style style:name="T14" style:parent-style-name="Основнойшрифтабзаца" style:family="text">
      <style:text-properties style:font-name="JetBrains Mono" fo:color="#7A7E85"/>
    </style:style>
    <style:style style:name="T15" style:parent-style-name="Основнойшрифтабзаца" style:family="text">
      <style:text-properties style:font-name="JetBrains Mono" fo:color="#7A7E85"/>
    </style:style>
    <style:style style:name="T16" style:parent-style-name="Основнойшрифтабзаца" style:family="text">
      <style:text-properties style:font-name="JetBrains Mono" fo:color="#7A7E85"/>
    </style:style>
    <style:style style:name="T17" style:parent-style-name="Основнойшрифтабзаца" style:family="text">
      <style:text-properties style:font-name="JetBrains Mono" fo:color="#CF8E6D"/>
    </style:style>
    <style:style style:name="T18" style:parent-style-name="Основнойшрифтабзаца" style:family="text">
      <style:text-properties style:font-name="JetBrains Mono" fo:color="#BCBEC4"/>
    </style:style>
    <style:style style:name="T19" style:parent-style-name="Основнойшрифтабзаца" style:family="text">
      <style:text-properties style:font-name="JetBrains Mono" fo:color="#BCBEC4"/>
    </style:style>
    <style:style style:name="T20" style:parent-style-name="Основнойшрифтабзаца" style:family="text">
      <style:text-properties style:font-name="JetBrains Mono" fo:color="#CF8E6D"/>
    </style:style>
    <style:style style:name="T21" style:parent-style-name="Основнойшрифтабзаца" style:family="text">
      <style:text-properties style:font-name="JetBrains Mono" fo:color="#56A8F5"/>
    </style:style>
    <style:style style:name="T22" style:parent-style-name="Основнойшрифтабзаца" style:family="text">
      <style:text-properties style:font-name="JetBrains Mono" fo:color="#BCBEC4"/>
    </style:style>
    <style:style style:name="T23" style:parent-style-name="Основнойшрифтабзаца" style:family="text">
      <style:text-properties style:font-name="JetBrains Mono" fo:color="#BCBEC4"/>
    </style:style>
    <style:style style:name="T24" style:parent-style-name="Основнойшрифтабзаца" style:family="text">
      <style:text-properties style:font-name="JetBrains Mono" fo:color="#2AACB8"/>
    </style:style>
    <style:style style:name="T25" style:parent-style-name="Основнойшрифтабзаца" style:family="text">
      <style:text-properties style:font-name="JetBrains Mono" fo:color="#BCBEC4"/>
    </style:style>
    <style:style style:name="T26" style:parent-style-name="Основнойшрифтабзаца" style:family="text">
      <style:text-properties style:font-name="JetBrains Mono" fo:color="#2AACB8"/>
    </style:style>
    <style:style style:name="T27" style:parent-style-name="Основнойшрифтабзаца" style:family="text">
      <style:text-properties style:font-name="JetBrains Mono" fo:color="#BCBEC4"/>
    </style:style>
    <style:style style:name="T28" style:parent-style-name="Основнойшрифтабзаца" style:family="text">
      <style:text-properties style:font-name="JetBrains Mono" fo:color="#BCBEC4"/>
    </style:style>
    <style:style style:name="T29" style:parent-style-name="Основнойшрифтабзаца" style:family="text">
      <style:text-properties style:font-name="JetBrains Mono" fo:color="#BCBEC4"/>
    </style:style>
    <style:style style:name="T30" style:parent-style-name="Основнойшрифтабзаца" style:family="text">
      <style:text-properties style:font-name="JetBrains Mono" fo:color="#BCBEC4"/>
    </style:style>
    <style:style style:name="T31" style:parent-style-name="Основнойшрифтабзаца" style:family="text">
      <style:text-properties style:font-name="JetBrains Mono" fo:color="#CF8E6D"/>
    </style:style>
    <style:style style:name="T32" style:parent-style-name="Основнойшрифтабзаца" style:family="text">
      <style:text-properties style:font-name="JetBrains Mono" fo:color="#BCBEC4"/>
    </style:style>
    <style:style style:name="T33" style:parent-style-name="Основнойшрифтабзаца" style:family="text">
      <style:text-properties style:font-name="JetBrains Mono" fo:color="#2AACB8"/>
    </style:style>
    <style:style style:name="T34" style:parent-style-name="Основнойшрифтабзаца" style:family="text">
      <style:text-properties style:font-name="JetBrains Mono" fo:color="#BCBEC4"/>
    </style:style>
    <style:style style:name="T35" style:parent-style-name="Основнойшрифтабзаца" style:family="text">
      <style:text-properties style:font-name="JetBrains Mono" fo:color="#BCBEC4"/>
    </style:style>
    <style:style style:name="T36" style:parent-style-name="Основнойшрифтабзаца" style:family="text">
      <style:text-properties style:font-name="JetBrains Mono" fo:color="#CF8E6D"/>
    </style:style>
    <style:style style:name="T37" style:parent-style-name="Основнойшрифтабзаца" style:family="text">
      <style:text-properties style:font-name="JetBrains Mono" fo:color="#CF8E6D"/>
    </style:style>
    <style:style style:name="T38" style:parent-style-name="Основнойшрифтабзаца" style:family="text">
      <style:text-properties style:font-name="JetBrains Mono" fo:color="#BCBEC4"/>
    </style:style>
    <style:style style:name="T39" style:parent-style-name="Основнойшрифтабзаца" style:family="text">
      <style:text-properties style:font-name="JetBrains Mono" fo:color="#BCBEC4"/>
    </style:style>
    <style:style style:name="T40" style:parent-style-name="Основнойшрифтабзаца" style:family="text">
      <style:text-properties style:font-name="JetBrains Mono" fo:color="#CF8E6D"/>
    </style:style>
    <style:style style:name="T41" style:parent-style-name="Основнойшрифтабзаца" style:family="text">
      <style:text-properties style:font-name="JetBrains Mono" fo:color="#CF8E6D"/>
    </style:style>
    <style:style style:name="T42" style:parent-style-name="Основнойшрифтабзаца" style:family="text">
      <style:text-properties style:font-name="JetBrains Mono" fo:color="#BCBEC4"/>
    </style:style>
    <style:style style:name="T43" style:parent-style-name="Основнойшрифтабзаца" style:family="text">
      <style:text-properties style:font-name="JetBrains Mono" fo:color="#BCBEC4"/>
    </style:style>
    <style:style style:name="T44" style:parent-style-name="Основнойшрифтабзаца" style:family="text">
      <style:text-properties style:font-name="JetBrains Mono" fo:color="#CF8E6D"/>
    </style:style>
    <style:style style:name="T45" style:parent-style-name="Основнойшрифтабзаца" style:family="text">
      <style:text-properties style:font-name="JetBrains Mono" fo:color="#BCBEC4"/>
    </style:style>
    <style:style style:name="T46" style:parent-style-name="Основнойшрифтабзаца" style:family="text">
      <style:text-properties style:font-name="JetBrains Mono" fo:color="#BCBEC4"/>
    </style:style>
    <style:style style:name="T47" style:parent-style-name="Основнойшрифтабзаца" style:family="text">
      <style:text-properties style:font-name="JetBrains Mono" fo:color="#6AAB73"/>
    </style:style>
    <style:style style:name="T48" style:parent-style-name="Основнойшрифтабзаца" style:family="text">
      <style:text-properties style:font-name="JetBrains Mono" fo:color="#BCBEC4"/>
    </style:style>
    <style:style style:name="T49" style:parent-style-name="Основнойшрифтабзаца" style:family="text">
      <style:text-properties style:font-name="JetBrains Mono" fo:color="#BCBEC4"/>
    </style:style>
    <style:style style:name="T50" style:parent-style-name="Основнойшрифтабзаца" style:family="text">
      <style:text-properties style:font-name="JetBrains Mono" fo:color="#CF8E6D"/>
    </style:style>
    <style:style style:name="T51" style:parent-style-name="Основнойшрифтабзаца" style:family="text">
      <style:text-properties style:font-name="JetBrains Mono" fo:color="#BCBEC4"/>
    </style:style>
    <style:style style:name="T52" style:parent-style-name="Основнойшрифтабзаца" style:family="text">
      <style:text-properties style:font-name="JetBrains Mono" fo:color="#BCBEC4"/>
    </style:style>
    <style:style style:name="T53" style:parent-style-name="Основнойшрифтабзаца" style:family="text">
      <style:text-properties style:font-name="JetBrains Mono" fo:color="#6AAB73"/>
    </style:style>
    <style:style style:name="T54" style:parent-style-name="Основнойшрифтабзаца" style:family="text">
      <style:text-properties style:font-name="JetBrains Mono" fo:color="#BCBEC4"/>
    </style:style>
    <style:style style:name="P55" style:parent-style-name="Standard" style:family="paragraph">
      <style:text-properties fo:font-size="13pt" style:font-size-asian="13pt" style:font-size-complex="13pt"/>
    </style:style>
    <style:style style:name="P56" style:parent-style-name="Standard" style:family="paragraph">
      <style:text-properties fo:font-size="13pt" style:font-size-asian="13pt" style:font-size-complex="13pt"/>
    </style:style>
    <style:style style:name="P5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0" style:parent-style-name="Обычный" style:family="paragraph">
      <style:paragraph-properties fo:widows="2" fo:orphans="2"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62" style:parent-style-name="Основнойшрифтабзаца" style:family="text">
      <style:text-properties style:font-name="JetBrains Mono" style:font-name-asian="Times New Roman" style:font-name-complex="Courier New" fo:color="#56A8F5" style:letter-kerning="false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6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65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66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6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68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69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7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71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72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73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7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7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7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7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78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7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80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8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82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8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8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8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8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90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92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9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9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10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10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102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03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04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05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10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107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108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09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10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12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11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116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18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19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20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2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12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123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26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28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13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13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132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13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P134" style:parent-style-name="Standard" style:family="paragraph">
      <style:text-properties fo:font-size="13pt" style:font-size-asian="13pt" style:font-size-complex="13pt"/>
    </style:style>
    <style:style style:name="P135" style:parent-style-name="Standard" style:family="paragraph">
      <style:text-properties fo:font-size="13pt" style:font-size-asian="13pt" style:font-size-complex="13pt"/>
    </style:style>
    <style:style style:name="P136" style:parent-style-name="Standard" style:family="paragraph">
      <style:text-properties fo:font-size="13pt" style:font-size-asian="13pt" style:font-size-complex="13pt"/>
    </style:style>
    <style:style style:name="P137" style:parent-style-name="Standard" style:family="paragraph">
      <style:text-properties fo:font-size="13pt" style:font-size-asian="13pt" style:font-size-complex="13pt"/>
    </style:style>
    <style:style style:name="P138" style:parent-style-name="Standard" style:family="paragraph">
      <style:text-properties fo:font-size="13pt" style:font-size-asian="13pt" style:font-size-complex="13pt"/>
    </style:style>
    <style:style style:name="P139" style:parent-style-name="Standard" style:family="paragraph">
      <style:text-properties fo:font-size="13pt" style:font-size-asian="13pt" style:font-size-complex="13pt"/>
    </style:style>
    <style:style style:name="T140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41" style:parent-style-name="Основнойшрифтабзаца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42" style:parent-style-name="Основнойшрифтабзаца" style:family="text">
      <style:text-properties fo:color="#000000" fo:font-size="13pt" style:font-size-asian="13pt" style:font-size-complex="13pt"/>
    </style:style>
    <style:style style:name="T14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>Практическое занятие № 5</text:p>
      <text:p text:style-name="Standard"><text:span text:style-name="T2">Тема:</text:span><text:span text:style-name="T3"><text:s/>составление программ с функциями в IDE PyCharm Community.</text:span></text:p>
      <text:p text:style-name="P4"><text:span text:style-name="T5">Цель:</text:span><text:span text:style-name="T6"><text:s/>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/text:span></text:p>
      <text:p text:style-name="P7">Постановка задачи:</text:p>
      <text:p text:style-name="P8">1. Составить программу, в которой функция генерирует четырехзначное число и определяет, есть ли в числе одинаковые цифры.</text:p>
      <text:p text:style-name="P9">2. Описать функцию PowerA234(A, B, C, D), вычисляющую вторую, третью и четвертую степень числа A и возвращающую эти степени соответственно в переменные B, C и D (A — входной, B, C, D — выходные параметры; все параметры являются вещественными). С помощью этой функции найти вторую, третью и четвертую степень пяти данных чисел.</text:p>
      <text:p text:style-name="Standard"><text:span text:style-name="T10">Тип алгоритма:</text:span><text:span text:style-name="T11"><text:s/>с ветвлениями.</text:span></text:p>
      <text:p text:style-name="P12">Текст программы:</text:p>
      <text:p text:style-name="P13"><text:span text:style-name="T14">#1. Составить программу, в которой функция генерирует четырехзначное число и</text:span><text:span text:style-name="T15"><text:line-break/>#определяет, есть ли в числе одинаковые цифры.</text:span><text:span text:style-name="T16"><text:line-break/></text:span><text:span text:style-name="T17">import<text:s/></text:span><text:span text:style-name="T18">random</text:span><text:span text:style-name="T19"><text:line-break/></text:span><text:span text:style-name="T20">def<text:s/></text:span><text:span text:style-name="T21">num</text:span><text:span text:style-name="T22">():</text:span><text:span text:style-name="T23"><text:line-break/><text:s text:c="4"/>number = random.randint(</text:span><text:span text:style-name="T24">1000</text:span><text:span text:style-name="T25">,<text:s/></text:span><text:span text:style-name="T26">9999</text:span><text:span text:style-name="T27">)</text:span><text:span text:style-name="T28"><text:line-break/><text:s text:c="4"/>print(number)</text:span><text:span text:style-name="T29"><text:line-break/><text:s text:c="4"/>chislo = set(str(number))</text:span><text:span text:style-name="T30"><text:line-break/><text:s text:c="4"/></text:span><text:span text:style-name="T31">if<text:s/></text:span><text:span text:style-name="T32">len(chislo) &lt;<text:s/></text:span><text:span text:style-name="T33">4</text:span><text:span text:style-name="T34">:</text:span><text:span text:style-name="T35"><text:line-break/><text:s text:c="8"/></text:span><text:span text:style-name="T36">return True</text:span><text:span text:style-name="T37"><text:line-break/><text:s text:c="4"/>else</text:span><text:span text:style-name="T38">:</text:span><text:span text:style-name="T39"><text:line-break/><text:s text:c="8"/></text:span><text:span text:style-name="T40">return False</text:span><text:span text:style-name="T41"><text:line-break/></text:span><text:span text:style-name="T42">res = num()</text:span><text:span text:style-name="T43"><text:line-break/></text:span><text:span text:style-name="T44">if<text:s/></text:span><text:span text:style-name="T45">res:</text:span><text:span text:style-name="T46"><text:line-break/><text:s text:c="4"/>print(</text:span><text:span text:style-name="T47">"В числе есть одинаковые цифры"</text:span><text:span text:style-name="T48">)</text:span><text:span text:style-name="T49"><text:line-break/></text:span><text:span text:style-name="T50">else</text:span><text:span text:style-name="T51">:</text:span><text:span text:style-name="T52"><text:line-break/><text:s text:c="4"/>print(</text:span><text:span text:style-name="T53">"В числе нет одинаковых цифр"</text:span><text:span text:style-name="T54">)</text:span></text:p>
      <text:p text:style-name="P55">1949</text:p>
      <text:p text:style-name="P56">В числе есть одинаковые цифры</text:p>
      <text:p text:style-name="P57"/>
      <text:p text:style-name="P58">Process finished with exit code 0</text:p>
      <text:p text:style-name="P59"/>
      <text:p text:style-name="P60"><text:span text:style-name="T61">def<text:s/></text:span><text:span text:style-name="T62">PowerA234</text:span><text:span text:style-name="T63">(A,B,C,D):</text:span><text:span text:style-name="T64"><text:line-break/><text:s text:c="4"/>B = A**</text:span><text:span text:style-name="T65">2</text:span><text:span text:style-name="T66"><text:line-break/><text:s text:c="4"/></text:span><text:span text:style-name="T67">C = A**</text:span><text:span text:style-name="T68">3</text:span><text:span text:style-name="T69"><text:line-break/><text:s text:c="4"/></text:span><text:span text:style-name="T70">D = A**</text:span><text:span text:style-name="T71">4</text:span><text:span text:style-name="T72"><text:line-break/><text:s text:c="4"/></text:span><text:span text:style-name="T73">return<text:s/></text:span><text:span text:style-name="T74">B, C, D</text:span><text:span text:style-name="T75"><text:line-break/></text:span><text:span text:style-name="T76"><text:line-break/>numbers = []</text:span><text:span text:style-name="T77"><text:line-break/></text:span><text:span text:style-name="T78">for<text:s/></text:span><text:span text:style-name="T79">i<text:s/></text:span><text:span text:style-name="T80">in<text:s/></text:span><text:span text:style-name="T81">range(</text:span><text:span text:style-name="T82">5</text:span><text:span text:style-name="T83">):</text:span><text:span text:style-name="T84"><text:line-break/><text:s text:c="4"/>numbers.append(random.randint(</text:span><text:span text:style-name="T85">0</text:span><text:span text:style-name="T86">,<text:s/></text:span><text:span text:style-name="T87">100</text:span><text:span text:style-name="T88">))</text:span><text:span text:style-name="T89"><text:line-break/></text:span><text:span text:style-name="T90">for<text:s/></text:span><text:span text:style-name="T91">i<text:s/></text:span><text:span text:style-name="T92">in<text:s/></text:span><text:span text:style-name="T93">numbers:</text:span><text:span text:style-name="T94"><text:line-break/><text:s text:c="4"/>B, C, D = PowerA234(i,<text:s/></text:span><text:span text:style-name="T95">0</text:span><text:span text:style-name="T96">,<text:s/></text:span><text:span text:style-name="T97">0</text:span><text:span text:style-name="T98">,<text:s/></text:span><text:span text:style-name="T99">0</text:span><text:span text:style-name="T100">)</text:span><text:span text:style-name="T101"><text:line-break/><text:s text:c="4"/>print(</text:span><text:span text:style-name="T102">f"</text:span><text:span text:style-name="T103">Число</text:span><text:span text:style-name="T104">:<text:s/></text:span><text:span text:style-name="T105">{</text:span><text:span text:style-name="T106">i</text:span><text:span text:style-name="T107">}</text:span><text:span text:style-name="T108">,<text:s/></text:span><text:span text:style-name="T109">Вторая</text:span><text:span text:style-name="T110"><text:s/></text:span><text:span text:style-name="T111">степень</text:span><text:span text:style-name="T112">:<text:s/></text:span><text:span text:style-name="T113">{</text:span><text:span text:style-name="T114">B</text:span><text:span text:style-name="T115">}</text:span><text:span text:style-name="T116">,<text:s/></text:span><text:span text:style-name="T117">Третья</text:span><text:span text:style-name="T118"><text:s/></text:span><text:span text:style-name="T119">степень</text:span><text:span text:style-name="T120">:<text:s/></text:span><text:span text:style-name="T121">{</text:span><text:span text:style-name="T122">C</text:span><text:span text:style-name="T123">}</text:span><text:span text:style-name="T124">,<text:s/></text:span><text:span text:style-name="T125">Четвертая</text:span><text:span text:style-name="T126"><text:s/></text:span><text:span text:style-name="T127">степень</text:span><text:span text:style-name="T128">:<text:s/></text:span><text:span text:style-name="T129">{</text:span><text:span text:style-name="T130">D</text:span><text:span text:style-name="T131">}</text:span><text:span text:style-name="T132">"</text:span><text:span text:style-name="T133">)</text:span></text:p>
      <text:p text:style-name="P134">Число: 13, Вторая степень: 169, Третья степень: 2197, Четвертая степень: 28561</text:p>
      <text:p text:style-name="P135">Число: 59, Вторая степень: 3481, Третья степень: 205379, Четвертая степень: 12117361</text:p>
      <text:p text:style-name="P136">Число: 61, Вторая степень: 3721, Третья степень: 226981, Четвертая степень: 13845841</text:p>
      <text:p text:style-name="P137">Число: 21, Вторая степень: 441, Третья степень: 9261, Четвертая степень: 194481</text:p>
      <text:p text:style-name="P138">Число: 82, Вторая степень: 6724, Третья степень: 551368, Четвертая степень: 45212176</text:p>
      <text:p text:style-name="P139"/>
      <text:p text:style-name="Standard"><text:span text:style-name="T140">Process finished with exit code 0</text:span></text:p>
      <text:soft-page-break/>
      <text:p text:style-name="Standard"><text:span text:style-name="T141">Вывод:</text:span><text:span text:style-name="T142"><text:s/>в процессе выполнения практического занятия выработала навыки составления программ структуры с ветвлениями<text:s/></text:span>в IDE PyCharm Community. Были использованы языковые конструкции if, функции, цикл<text:s/>while, проверка условий и математические операции.</text:p>
      <text:p text:style-name="Standard"><text:span text:style-name="T143">Выполнены разработка кода, отладка, тестирование, оптимизация программного кода. Готовые программные коды выложены на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Учетная запись Майкрософт</dc:creator>
    <meta:creation-date>2008-09-02T15:39:00Z</meta:creation-date>
    <dc:date>2023-11-24T21:42:00Z</dc:date>
    <meta:template xlink:href="Normal.dotm" xlink:type="simple"/>
    <meta:editing-cycles>3</meta:editing-cycles>
    <meta:editing-duration>PT66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4" meta:word-count="357" meta:character-count="2388" meta:row-count="16" meta:non-whitespace-character-count="2035"/>
  </office:meta>
</office:document-meta>
</file>